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b94" officeooo:paragraph-rsid="00040b94"/>
    </style:style>
    <style:style style:name="T1" style:family="text">
      <style:text-properties officeooo:rsid="00044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program makes a bicycle object that inherits from two wheel that inherits from vehicle. The bicycle object has getter setters for the <text:span text:style-name="T1">variables</text:span> and method<text:span text:style-name="T1">s</text:span> to print them. The main in the driver class makes <text:span text:style-name="T1">bicycle</text:span> and prints instance of statements. I guess the point was to help me the student figure out the inheritanc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1:26:20.983324816</meta:creation-date>
    <dc:date>2023-07-04T11:40:25.456755679</dc:date>
    <meta:editing-duration>PT14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6" meta:character-count="327" meta:non-whitespace-character-count="271"/>
  </office:meta>
</office:document-meta>
</file>